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Ubuntu Condensed" svg:font-family="'Ubuntu Condensed'"/>
    <style:font-face style:name="FreeSans1" svg:font-family="FreeSans" style:font-family-generic="swiss"/>
    <style:font-face style:name="Ubuntu1" svg:font-family="Ubuntu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italic" fo:font-weight="normal" officeooo:rsid="00b43956" officeooo:paragraph-rsid="0005b4d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italic" fo:font-weight="normal" officeooo:rsid="002cde10" officeooo:paragraph-rsid="0005b4d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normal" fo:font-weight="normal" officeooo:rsid="002cde10" officeooo:paragraph-rsid="0005b4d8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1c1c1c" style:font-name="Ubuntu1" fo:font-size="12pt" fo:letter-spacing="normal" fo:font-style="normal" fo:font-weight="bold" officeooo:rsid="00b2445f" officeooo:paragraph-rsid="0005b4d8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1" fo:font-size="12pt" fo:font-weight="bold" officeooo:rsid="00b2445f" officeooo:paragraph-rsid="0005b4d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1" fo:font-size="12pt" fo:font-style="italic" fo:font-weight="bold" officeooo:rsid="00b2445f" officeooo:paragraph-rsid="0005b4d8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color="#1c1c1c" style:font-name="Ubuntu1" fo:font-size="12pt" fo:font-weight="bold" officeooo:rsid="00b2445f" officeooo:paragraph-rsid="0005b4d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1" fo:font-size="3pt" fo:font-style="normal" fo:font-weight="normal" officeooo:rsid="003abe5f" officeooo:paragraph-rsid="0005b4d8" style:font-size-asian="2.59999990463257pt" style:font-style-asian="normal" style:font-weight-asian="normal" style:font-size-complex="3pt" style:font-style-complex="normal" style:font-weight-complex="normal"/>
    </style:style>
    <style:style style:name="T1" style:family="text">
      <style:text-properties fo:font-variant="normal" fo:text-transform="none" fo:letter-spacing="normal" fo:font-style="normal" officeooo:rsid="001b7148" style:font-name-asian="DejaVu Sans" style:font-style-asian="normal" style:font-name-complex="FreeSans" style:font-style-complex="normal"/>
    </style:style>
    <style:style style:name="T2" style:family="text">
      <style:text-properties fo:font-variant="normal" fo:text-transform="none" fo:letter-spacing="normal" fo:font-style="normal" officeooo:rsid="00b43956" style:font-name-asian="DejaVu Sans" style:font-style-asian="normal" style:font-name-complex="FreeSans" style:font-style-complex="normal"/>
    </style:style>
    <style:style style:name="T3" style:family="text">
      <style:text-properties fo:font-variant="normal" fo:text-transform="none" fo:letter-spacing="normal" fo:font-style="normal" officeooo:rsid="00b4fd43" style:font-name-asian="DejaVu Sans" style:font-style-asian="normal" style:font-name-complex="FreeSans" style:font-style-complex="normal"/>
    </style:style>
    <style:style style:name="T4" style:family="text">
      <style:text-properties fo:font-variant="normal" fo:text-transform="none" style:font-name="Ubuntu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5" style:family="text">
      <style:text-properties fo:font-variant="normal" fo:text-transform="none" style:font-name="Ubuntu" fo:letter-spacing="normal" fo:font-style="normal" fo:font-weight="normal" officeooo:rsid="00b70291" style:font-name-asian="DejaVu Sans" style:font-style-asian="normal" style:font-weight-asian="normal" style:font-name-complex="FreeSans" style:font-style-complex="normal" style:font-weight-complex="normal"/>
    </style:style>
    <style:style style:name="T6" style:family="text">
      <style:text-properties fo:font-variant="normal" fo:text-transform="none" style:font-name="Ubuntu" fo:letter-spacing="normal" fo:font-style="normal" fo:font-weight="normal" officeooo:rsid="00b4fd43" style:font-name-asian="DejaVu Sans" style:font-style-asian="normal" style:font-weight-asian="normal" style:font-name-complex="FreeSans" style:font-style-complex="normal" style:font-weight-complex="normal"/>
    </style:style>
    <style:style style:name="T7" style:family="text">
      <style:text-properties fo:font-variant="normal" fo:text-transform="none" style:font-name="Ubuntu" fo:letter-spacing="normal" fo:font-weight="normal" officeooo:rsid="002cde10" style:font-name-asian="DejaVu Sans" style:font-weight-asian="normal" style:font-name-complex="FreeSans" style:font-weight-complex="normal"/>
    </style:style>
    <style:style style:name="T8" style:family="text">
      <style:text-properties fo:font-variant="normal" fo:text-transform="none" style:font-name="Ubuntu" fo:letter-spacing="normal" fo:font-weight="normal" officeooo:rsid="00ba0efd" style:font-name-asian="DejaVu Sans" style:font-weight-asian="normal" style:font-name-complex="FreeSans" style:font-weight-complex="normal"/>
    </style:style>
    <style:style style:name="T9" style:family="text">
      <style:text-properties fo:font-variant="normal" fo:text-transform="none" style:font-name="Ubuntu" fo:letter-spacing="normal" fo:font-weight="normal" officeooo:rsid="00bfd4a6" style:font-name-asian="DejaVu Sans" style:font-weight-asian="normal" style:font-name-complex="FreeSans" style:font-weight-complex="normal"/>
    </style:style>
    <style:style style:name="T10" style:family="text">
      <style:text-properties fo:font-variant="normal" fo:text-transform="none" style:font-name="Ubuntu" fo:letter-spacing="normal" fo:font-weight="normal" officeooo:rsid="00b4fd43" style:font-name-asian="DejaVu Sans" style:font-weight-asian="normal" style:font-name-complex="FreeSans" style:font-weight-complex="normal"/>
    </style:style>
    <style:style style:name="T11" style:family="text">
      <style:text-properties fo:font-variant="normal" fo:text-transform="none" style:font-name="Ubuntu" fo:letter-spacing="normal" fo:font-weight="normal" officeooo:rsid="00bc7ab9" style:font-name-asian="DejaVu Sans" style:font-weight-asian="normal" style:font-name-complex="FreeSans" style:font-weight-complex="normal"/>
    </style:style>
    <style:style style:name="T12" style:family="text">
      <style:text-properties fo:font-variant="normal" fo:text-transform="none" style:font-name="Ubuntu" fo:letter-spacing="normal" fo:font-weight="normal" officeooo:rsid="00b70291" style:font-name-asian="DejaVu Sans" style:font-weight-asian="normal" style:font-name-complex="FreeSans" style:font-weight-complex="normal"/>
    </style:style>
    <style:style style:name="T13" style:family="text">
      <style:text-properties fo:font-variant="normal" fo:text-transform="none" style:font-name="Ubuntu" fo:letter-spacing="normal" fo:font-weight="normal" officeooo:rsid="00bb1e87" style:font-name-asian="DejaVu Sans" style:font-weight-asian="normal" style:font-name-complex="FreeSans" style:font-weight-complex="normal"/>
    </style:style>
    <style:style style:name="T14" style:family="text">
      <style:text-properties fo:font-variant="normal" fo:text-transform="none" style:font-name="Ubuntu" fo:letter-spacing="normal" fo:font-weight="normal" officeooo:rsid="00bcec9b" style:font-name-asian="DejaVu Sans" style:font-weight-asian="normal" style:font-name-complex="FreeSans" style:font-weight-complex="normal"/>
    </style:style>
    <style:style style:name="T15" style:family="text">
      <style:text-properties fo:font-variant="normal" fo:text-transform="none" style:font-name="Ubuntu" fo:letter-spacing="normal" fo:font-weight="normal" officeooo:rsid="00b43956" style:font-name-asian="DejaVu Sans" style:font-weight-asian="normal" style:font-name-complex="FreeSans" style:font-weight-complex="normal"/>
    </style:style>
    <style:style style:name="T16" style:family="text">
      <style:text-properties officeooo:rsid="00b4fd43"/>
    </style:style>
    <style:style style:name="T17" style:family="text">
      <style:text-properties officeooo:rsid="00bc7ab9"/>
    </style:style>
    <style:style style:name="T18" style:family="text">
      <style:text-properties style:font-name="Ubuntu" fo:font-weight="normal" officeooo:rsid="002cde10" style:font-weight-asian="normal" style:font-weight-complex="normal"/>
    </style:style>
    <style:style style:name="T19" style:family="text">
      <style:text-properties style:font-name="Ubuntu" fo:font-weight="normal" officeooo:rsid="00b70291" style:font-weight-asian="normal" style:font-weight-complex="normal"/>
    </style:style>
    <style:style style:name="T20" style:family="text">
      <style:text-properties style:font-name="Ubuntu" fo:font-weight="normal" officeooo:rsid="00b7af13" style:font-weight-asian="normal" style:font-weight-complex="normal"/>
    </style:style>
    <style:style style:name="T21" style:family="text">
      <style:text-properties officeooo:rsid="00b67a68"/>
    </style:style>
    <style:style style:name="T22" style:family="text">
      <style:text-properties officeooo:rsid="00b8f331"/>
    </style:style>
    <style:style style:name="T23" style:family="text">
      <style:text-properties officeooo:rsid="00bce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</text:span><text:span text:style-name="T2">JECT</text:span><text:span text:style-name="T3">ION</text:span><text:span text:style-name="T2">:</text:span></text:p>
      <text:p text:style-name="P3">• SMART: “Specifics, Measurable, Achievable, Relevant, Timebound” Wikimedia theory of change processing methodology, here applied to the Campus Forum proposal. </text:p>
      <text:p text:style-name="P8"/>
      <text:p text:style-name="P3">• GOALS: <text:span text:style-name="T16">An event with the </text:span>World Social Forum humanitarian charitable solidarity, ECO 92 ecologic sciences call for practical works, Campus Party entrepeneurial <text:span text:style-name="T16">open </text:span>marketplace, Wikimedia collaborativity reliability engineering, Millenium Development Conference <text:span text:style-name="T16">holistic cybernetics,</text:span> <text:span text:style-name="T17">Creative Commons open licenses, </text:span>Github devops, <text:span text:style-name="T16">and </text:span>Sustainable Development Goals call for green logistics and urgent emergenc<text:span text:style-name="T16">ial</text:span> actions.</text:p>
      <text:p text:style-name="P8"/>
      <text:p text:style-name="P4"><text:span text:style-name="T18">• CHAIN: </text:span><text:span text:style-name="T19">Transparent humanities and humanitarian, fair-trade maintenance included, workforce that use social and educational technologies in reliability engineered safe cultural development events sponsored by coherent investors and producing dignified inclusive peacebuilding services, media, products, </text:span><text:span text:style-name="T20">and artscrafts</text:span><text:span text:style-name="T19">.</text:span></text:p>
      <text:p text:style-name="P8"/>
      <text:p text:style-name="P3">• OBJECTIVES: <text:span text:style-name="T16">With the above in mind we</text:span> <text:span text:style-name="T21">wish to </text:span><text:s/>of <text:span text:style-name="T22">provide our collaborator</text:span>s <text:span text:style-name="T22">with</text:span>:</text:p>
      <text:p text:style-name="P2"><text:span text:style-name="T21">- ANCESTRA NETWORK</text:span> <text:span text:style-name="T22">A workgroup using verifiable</text:span> methodologies, open <text:span text:style-name="T16">data ethic technologies</text:span>, and open source solutions for the creation of new humanities and <text:span text:style-name="T16">humanitarian </text:span>markets <text:span text:style-name="T21">with</text:span> a <text:span text:style-name="T21">scalable </text:span>seasonal meeting with aligned media <text:span text:style-name="T21">and products.</text:span> <text:s/></text:p>
      <text:p text:style-name="P2"><text:span text:style-name="T16">- CAMPUS FORUM:</text:span> <text:span text:style-name="T21">A seasonal event for the development of </text:span>a code-of-conduct, <text:span text:style-name="T21">new licensing options, agenda schedule, </text:span>collaboration guidelines, and contractual templates.</text:p>
      <text:p text:style-name="P8"/>
      <text:p text:style-name="P5"><text:span text:style-name="T4">• OUTCOMES: </text:span><text:span text:style-name="T5">With t</text:span><text:span text:style-name="T4">his we look after contributing to the already existing cognitive labour ecosystem </text:span><text:span text:style-name="T5">and</text:span><text:span text:style-name="T4"> generating new </text:span><text:span text:style-name="T6">social </text:span><text:span text:style-name="T4">methodologies </text:span><text:span text:style-name="T6">verifiability</text:span><text:span text:style-name="T4">, </text:span><text:span text:style-name="T6">and</text:span><text:span text:style-name="T4"> specialization for </text:span><text:span text:style-name="T6">open culture developer</text:span><text:span text:style-name="T4">s usi</text:span><text:span text:style-name="T6">n</text:span><text:span text:style-name="T4">g de</text:span><text:span text:style-name="T6">v</text:span><text:span text:style-name="T4">ops reliability engineering for operatic ecomuseologic curatorial poethic artistic multimedia productions. </text:span></text:p>
      <text:p text:style-name="P6"><text:span text:style-name="T7">- </text:span><text:span text:style-name="T8">OPEN </text:span><text:span text:style-name="T9">EDUCATION RESOURCES</text:span><text:span text:style-name="T8">: </text:span><text:span text:style-name="T7">A scalable open events engaging community's awareness to </text:span><text:span text:style-name="T10">charitable service, solidary economy, </text:span><text:span text:style-name="T7">accuracy of information, quality of contributions, </text:span><text:span text:style-name="T11">and </text:span><text:span text:style-name="T7">open culture </text:span><text:span text:style-name="T12">meanwhile </text:span><text:span text:style-name="T7">support</text:span><text:span text:style-name="T12">ing </text:span><text:span text:style-name="T7">the humanities and humanitarian workforces.</text:span></text:p>
      <text:p text:style-name="P6"><text:span text:style-name="T7">-</text:span><text:span text:style-name="T13"> MULTIMEDIA COLLABORATIVE OPERA: </text:span><text:span text:style-name="T11">This project</text:span><text:span text:style-name="T13"> </text:span><text:span text:style-name="T11">is</text:span><text:span text:style-name="T13"> </text:span><text:span text:style-name="T11">also </text:span><text:span text:style-name="T13">the </text:span><text:span text:style-name="T11">base of a </text:span><text:span text:style-name="T13">script for an utopian science-fiction </text:span><text:span text:style-name="T11">coreographic electroacoustic sthocastic </text:span><text:span text:style-name="T13">space opera.</text:span></text:p>
      <text:p text:style-name="P8"/>
      <text:p text:style-name="P3">• INPUTS TO CONTRIBUTIONS <text:span text:style-name="T22">&amp; DIRECT PRODUCTS</text:span>: </text:p>
      <text:p text:style-name="P2">- Humanities <text:span text:style-name="T22">R</text:span>esearches to Humanitarian Services <text:span text:style-name="T22">&amp; Open Source Methodologies</text:span>.</text:p>
      <text:p text:style-name="P2">- Open Culture to Open Source Reliability Engineering <text:span text:style-name="T22">&amp; Human Sciences Markets.</text:span></text:p>
      <text:p text:style-name="P6"><text:span text:style-name="T7">- Specific</text:span><text:span text:style-name="T14"> Humanities to Market &amp; Products And Services Funneling.</text:span></text:p>
      <text:p text:style-name="P6"><text:span text:style-name="T7">- </text:span><text:span text:style-name="T15">Measurab</text:span><text:span text:style-name="T14">le Events to Open Data &amp; Socio-Educational Technologies.</text:span></text:p>
      <text:p text:style-name="P1">- Achieveab<text:span text:style-name="T23">le Scalability to Glocality &amp; Coherent Productions DevOps.</text:span></text:p>
      <text:p text:style-name="P1">- R<text:span text:style-name="T23">easonable Work-Load to Compliance &amp; Reports And Consultancies.</text:span></text:p>
      <text:p text:style-name="P1">- Tim<text:span text:style-name="T23">e</text:span>bound <text:span text:style-name="T23">Production to Seasonal Festival &amp; Networking Meeting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Ubuntu Condensed" svg:font-family="'Ubuntu Condensed'"/>
    <style:font-face style:name="FreeSans1" svg:font-family="FreeSans" style:font-family-generic="swiss"/>
    <style:font-face style:name="Ubuntu1" svg:font-family="Ubuntu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9:04:53.921428626</meta:creation-date>
    <dc:date>2020-06-09T19:05:16.657115241</dc:date>
    <meta:editing-duration>P0D</meta:editing-duration>
    <meta:editing-cycles>1</meta:editing-cycles>
    <meta:document-statistic meta:table-count="0" meta:image-count="0" meta:object-count="0" meta:page-count="1" meta:paragraph-count="18" meta:word-count="345" meta:character-count="2673" meta:non-whitespace-character-count="2335"/>
    <meta:generator>LibreOffice/4.2.8.2$Linux_X86_64 LibreOffice_project/48d50dbfc06349262c9d50868e5c1f630a573ebd</meta:generator>
  </office:meta>
</office:document-meta>
</file>